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3pt" fo:font-weight="normal" officeooo:rsid="001e9d1c" officeooo:paragraph-rsid="001e9d1c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3pt" fo:font-weight="normal" officeooo:rsid="001e9d1c" officeooo:paragraph-rsid="001e9d1c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Carlito" fo:font-size="13pt" fo:font-weight="normal" officeooo:paragraph-rsid="001e9d1c" style:font-size-asian="13pt" style:font-weight-asian="normal" style:font-size-complex="13pt" style:font-weight-complex="normal"/>
    </style:style>
    <style:style style:name="T1" style:family="text">
      <style:text-properties officeooo:rsid="001e9d1c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officeooo:rsid="001e9d1c"/>
    </style:style>
    <style:style style:name="T4" style:family="text">
      <style:text-properties fo:font-variant="normal" fo:text-transform="none" fo:color="#000000" fo:letter-spacing="normal" fo:font-style="normal" officeooo:rsid="001fe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Щотижневий звіт 2</text:p>
      <text:p text:style-name="P1"/>
      <text:p text:style-name="P1">1. Продовження роботи над візуалізацією.</text:p>
      <text:p text:style-name="P3"><text:span text:style-name="T1">Після розуміння взаємозв’язків я працюю над візуалізацією даних. Для цього завдання вибрала бібліотеку </text:span><text:span text:style-name="T2">Matplotlib, </text:span><text:span text:style-name="T3">встановила додаткові бібліотеки(tkinter)</text:span></text:p>
      <text:p text:style-name="P1"><text:span text:style-name="T2"/></text:p>
      <text:p text:style-name="P1"><text:span text:style-name="T2">Для вибору бібліотеки користувалась цією статею.</text:span></text:p>
      <text:p text:style-name="P1"><text:a xlink:type="simple" xlink:href="https://blog.algorexhealth.com/2017/09/10-heatmaps-10-python-libraries/" text:style-name="Internet_20_link" text:visited-style-name="Visited_20_Internet_20_Link"><text:span text:style-name="T2">https://blog.algorexhealth.com/2017/09/10-heatmaps-10-python-libraries/</text:span></text:a></text:p>
      <text:p text:style-name="P1"><text:span text:style-name="T2">Для ознайомлення зі своренням heapmaps: </text:span><text:a xlink:type="simple" xlink:href="https://github.com/mGalarnyk/Python_Tutorials/blob/master/Request/Heat%20Maps%20using%20Matplotlib%20and%20Seaborn.ipynb" text:style-name="Internet_20_link" text:visited-style-name="Visited_20_Internet_20_Link">https://github.com/mGalarnyk/Python_Tutorials/blob/master/Request/Heat%20Maps%20using%20Matplotlib%20and%20Seaborn.ipynb</text:a></text:p>
      <text:p text:style-name="P1"><text:span text:style-name="T2">Роботу ще не закінчила.</text:span></text:p>
      <text:p text:style-name="P1"><text:span text:style-name="T2"/></text:p>
      <text:p text:style-name="P1"><text:span text:style-name="T2">2. Робота над веб-додатком.</text:span></text:p>
      <text:p text:style-name="P1"><text:span text:style-name="T2">Використовую Flask. На даний момент </text:span><text:span text:style-name="T4">створені три функції (відображення всіх книжок, отримання лайків та формування події(like, dislike чи оцінка)),</text:span><text:span text:style-name="T2"> працюю над логуванням користувачів через Facebook для можливості голосування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32:32.850502018</meta:creation-date>
    <dc:date>2018-02-24T22:44:58.680712804</dc:date>
    <meta:editing-duration>PT2M15S</meta:editing-duration>
    <meta:editing-cycles>1</meta:editing-cycles>
    <meta:document-statistic meta:table-count="0" meta:image-count="0" meta:object-count="0" meta:page-count="1" meta:paragraph-count="9" meta:word-count="74" meta:character-count="766" meta:non-whitespace-character-count="701"/>
    <meta:generator>LibreOffice/5.3.6.1$Linux_X86_64 LibreOffice_project/30$Build-1</meta:generator>
  </office:meta>
</office:document-meta>
</file>